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fo:font-weight="bold" style:font-weight-asian="bold" style:font-weight-complex="bold"/>
    </style:style>
    <style:style style:name="P2" style:family="paragraph" style:parent-style-name="Textkörper_20_Einrückung_20_Organon" style:list-style-name="L1">
      <style:text-properties fo:font-weight="bold" officeooo:paragraph-rsid="00139496" style:font-weight-asian="bold" style:font-weight-complex="bold"/>
    </style:style>
    <style:style style:name="P3" style:family="paragraph" style:parent-style-name="Textkörper_20_Einrückung_20_Organon" style:list-style-name="L2">
      <style:text-properties fo:font-weight="bold" officeooo:rsid="00139496" officeooo:paragraph-rsid="00139496" style:font-weight-asian="bold" style:font-weight-complex="bold"/>
    </style:style>
    <style:style style:name="P4" style:family="paragraph" style:parent-style-name="Textkörper_20_Einrückung_20_Organon">
      <style:text-properties officeooo:rsid="00139496" officeooo:paragraph-rsid="00139496"/>
    </style:style>
    <style:style style:name="P5" style:family="paragraph" style:parent-style-name="Textkörper_20_Einrückung_20_Organon" style:list-style-name="L1">
      <style:text-properties officeooo:paragraph-rsid="00139496"/>
    </style:style>
    <style:style style:name="P6" style:family="paragraph" style:parent-style-name="Textkörper_20_Einrückung_20_Organon" style:list-style-name="L1">
      <style:text-properties officeooo:rsid="0004b6d1" officeooo:paragraph-rsid="00139496"/>
    </style:style>
    <style:style style:name="P7" style:family="paragraph" style:parent-style-name="Textkörper_20_Einrückung_20_Organon">
      <style:text-properties officeooo:paragraph-rsid="00139496"/>
    </style:style>
    <style:style style:name="P8" style:family="paragraph" style:parent-style-name="Textkörper_20_Einrückung_20_Organon" style:list-style-name="L2">
      <style:text-properties fo:font-weight="normal" officeooo:rsid="00139496" officeooo:paragraph-rsid="00139496" style:font-weight-asian="normal" style:font-weight-complex="normal"/>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officeooo:rsid="00139496"/>
    </style:style>
    <style:style style:name="T4" style:family="text">
      <style:text-properties officeooo:rsid="0004b6d1"/>
    </style:style>
    <style:style style:name="T5" style:family="text">
      <style:text-properties officeooo:rsid="001589b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15">
        <text:h text:style-name="Heading_20_4" text:outline-level="4"><text:bookmark-start text:name="__RefHeading___Toc16149_515994106"/>Anlegen<text:bookmark-end text:name="__RefHeading___Toc16149_515994106"/></text:h>
        <text:p text:style-name="Text_20_body_20_indent_20_Organon"><text:bookmark-start text:name="__RefHeading___Toc62804_1640206654"/><text:span text:style-name="T1">Projektname</text:span>:<text:bookmark-end text:name="__RefHeading___Toc62804_1640206654"/></text:p>
        <text:p text:style-name="Textkörper_20_Einrückung_20_Organon">Bennen Sie ihr Projekt.</text:p>
        <text:p text:style-name="Textkörper_20_Einrückung_20_Organon"/>
        <text:p text:style-name="Textkörper_20_Einrückung_20_Organon"><text:span text:style-name="T2">Hinweis</text:span>: Das Projekt kann nicht mehr umbenannt werden. Um das Projekt mit einem neuen Namen zu versehen, muss es als Projekt exportiert werden. (Datei/Export/exportieren als/neues Projekt)</text:p>
        <text:h text:style-name="Heading_20_4" text:outline-level="4"/>
        <text:p text:style-name="Text_20_body_20_indent_20_Organon"><text:bookmark-start text:name="__RefHeading___Toc62806_1640206654"/><text:span text:style-name="T1">Speicherort:</text:span> <text:bookmark-end text:name="__RefHeading___Toc62806_1640206654"/></text:p>
        <text:p text:style-name="Textkörper_20_Einrückung_20_Organon">Suchen Sie einen Speicherort aus. Organon legt ein Verzeichnis unter dem Namen:</text:p>
        <text:p text:style-name="Textkörper_20_Einrückung_20_Organon">„&lt;Projektname&gt;.organon“ an. </text:p>
        <text:p text:style-name="Textkörper_20_Einrückung_20_Organon"/>
        <text:p text:style-name="Textkörper_20_Einrückung_20_Organon">(Linux) Stellen Sie sicher, dass Sie die Schreibrechte für den Ort besitzen.</text:p>
        <text:h text:style-name="Heading_20_4" text:outline-level="4"/>
        <text:p text:style-name="P1"><text:bookmark-start text:name="__RefHeading___Toc62808_1640206654"/>Formatierung:<text:bookmark-end text:name="__RefHeading___Toc62808_1640206654"/></text:p>
        <text:p text:style-name="Textkörper_20_Einrückung_20_Organon">Siehe nächsten Eintrag: Formatierung</text:p>
        <text:h text:style-name="Heading_20_4" text:outline-level="4"/>
        <text:p text:style-name="P1"><text:bookmark-start text:name="__RefHeading___Toc62810_1640206654"/><text:alphabetical-index-mark-start text:id="IMark92413348"/><text:span text:style-name="T3">Vorlagen</text:span><text:alphabetical-index-mark-end text:id="IMark92413348"/>:<text:bookmark-end text:name="__RefHeading___Toc62810_1640206654"/></text:p>
        <text:p text:style-name="P4">Es können entweder Writer Vorlagen oder Organon Vorlagen benutzt werden, wobei Organon Vorlagen mit Writer Vorlagen erstellt sein können.</text:p>
        <text:p text:style-name="Textkörper_20_Einrückung_20_Organon"/>
        <text:list xml:id="list4486440038287671404" text:style-name="L1">
          <text:list-item>
            <text:p text:style-name="P2"><text:alphabetical-index-mark-start text:id="IMark92413636"/>Writer Vorlagen<text:alphabetical-index-mark-end text:id="IMark92413636"/></text:p>
            <text:p text:style-name="P5">Auswahl einer Vorlage <text:span text:style-name="T4">aus den Benutzervorlagen </text:span>für ein neues Projekt. <text:span text:style-name="T4">Sowohl das Häkchen bei „eigener Formatvorlage“ muss gesetzt sein, als auch eine Benutzervorlage in der Dropdown-Box ausgesucht worden sein.</text:span></text:p>
            <text:p text:style-name="P5"/>
            <text:p text:style-name="P6">Zur Erstellung einer eigenen Vorlage siehe:</text:p>
            <text:p text:style-name="P6">OO:</text:p>
            <text:p text:style-name="P5"><text:a xlink:type="simple" xlink:href="https://wiki.openoffice.org/wiki/DE/Dokumentation/OOo_2.x/Handbücher/Writer-Handbuch/Eine_Dokumentvorlage_erstellen" text:style-name="Internet_20_link" text:visited-style-name="Visited_20_Internet_20_Link"><text:span text:style-name="T4">https://wiki.openoffice.org/wiki/DE/Dokumentation/OOo_2.x/Handb%C3%BCcher/Writer-Handbuch/Eine_Dokumentvorlage_erstellen</text:span></text:a></text:p>
            <text:p text:style-name="P6">LO (sehr spärliche Beschreibung):</text:p>
            <text:p text:style-name="P5"><text:a xlink:type="simple" xlink:href="https://help.libreoffice.org/Writer/Creating_a_Document_Template/de" text:style-name="Internet_20_link" text:visited-style-name="Visited_20_Internet_20_Link"><text:span text:style-name="T4">https://help.libreoffice.org/Writer/Creating_a_Document_Template/de</text:span></text:a></text:p>
            <text:p text:style-name="P5"/>
            <text:p text:style-name="P6"><text:soft-page-break/>Nur Benutzervorlagen werden von Organon angezeigt.</text:p>
            <text:p text:style-name="P5"/>
            <text:p text:style-name="P6">Die Vorlage wird zu einem Teil des Projektes und mit diesem gespeichert. Möchte man also die Vorlage nach der Hand noch ändern, muss folgende Datei gesucht werden:</text:p>
            <text:p text:style-name="P6">&lt;Projekt Ordner&gt;/files/odt/template.ott</text:p>
            <text:p text:style-name="P6">Diese kann geändert und nach der Änderung mit gleichem Namen an der selben Stelle wieder gespeichert werden. Beim nächsten Projektstart wird die geänderte Vorlage geladen.</text:p>
          </text:list-item>
        </text:list>
        <text:p text:style-name="P7"/>
        <text:list xml:id="list2674554342241796430" text:style-name="L2">
          <text:list-item>
            <text:p text:style-name="P3"><text:alphabetical-index-mark-start text:id="IMark92413636"/>Organon Vorlagen<text:alphabetical-index-mark-end text:id="IMark92413636"/></text:p>
            <text:p text:style-name="P8">Vorlagen bestehen aus gewöhnlichen Organon Projekten, die mit neuem Namen und neuem Pfad gespeichert werden und als neues Projekt zur Verfügung stehen. Diese Vorlagen können z.B. genutzt werden, um eine gewünschte Ordnerstruktur zu erzeugen oder bereits vorgefertigte Ordner oder Dateien ins neue Projekt einzufügen (Titelseiten u.ä.)</text:p>
            <text:p text:style-name="P8"/>
            <text:p text:style-name="P8">Um eine Organon Vorlage zu nutzen, muss ein Vorlagenordner angegeben worden sein.</text:p>
            <text:p text:style-name="P8">Eine genauere Beschreibung findet sich im Handbuch unter: </text:p>
            <text:p text:style-name="P8"><text:span text:style-name="T5">Organon </text:span>Menü/Datei/Einstellungen/Vorlagen</text:p>
            <text:p text:style-name="P8"/>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7:36.884000000</dc:date>
    <meta:editing-duration>P0D</meta:editing-duration>
    <meta:editing-cycles>1</meta:editing-cycles>
    <meta:document-statistic meta:table-count="0" meta:image-count="0" meta:object-count="0" meta:page-count="2" meta:paragraph-count="33" meta:word-count="279" meta:character-count="2085" meta:non-whitespace-character-count="1852"/>
    <meta:generator>LibreOffice/5.0.4.2$Windows_x86 LibreOffice_project/2b9802c1994aa0b7dc6079e128979269cf95bc78</meta:generator>
  </office:meta>
</office:document-meta>
</file>